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1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vertical-align="middle" draw:auto-grow-height="false" fo:min-height="0.749cm" fo:min-width="0.499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textarea-vertical-align="middle" draw:auto-grow-height="false" fo:min-height="0.749cm" fo:min-width="0.499cm"/>
    </style:style>
    <style:style style:name="pr1" style:family="presentation" style:parent-style-name="bluesquares-title">
      <style:graphic-properties draw:fill-color="#ffffff" draw:auto-grow-height="true" fo:min-height="3.507cm"/>
    </style:style>
    <style:style style:name="pr2" style:family="presentation" style:parent-style-name="bluesquares-subtitle" style:list-style-name="L4">
      <style:graphic-properties draw:fill-color="#ffffff" draw:auto-grow-height="true" fo:min-height="13.86cm"/>
    </style:style>
    <style:style style:name="pr3" style:family="presentation" style:parent-style-name="bluesquares-notes">
      <style:graphic-properties draw:fill-color="#ffffff" draw:auto-grow-height="true" fo:min-height="10.629cm"/>
    </style:style>
    <style:style style:name="pr4" style:family="presentation" style:parent-style-name="bluesquares-outline1">
      <style:graphic-properties draw:fill-color="#ffffff" draw:auto-grow-height="true" fo:min-height="13.86cm"/>
    </style:style>
    <style:style style:name="pr5" style:family="presentation" style:parent-style-name="bluesquares-notes">
      <style:graphic-properties draw:fill-color="#ffffff" fo:min-height="10.629cm"/>
    </style:style>
    <style:style style:name="pr6" style:family="presentation" style:parent-style-name="bluesquares-outline1" style:list-style-name="L3">
      <style:graphic-properties draw:fill-color="#ffffff" draw:auto-grow-height="true" fo:min-height="13.86cm"/>
    </style:style>
    <style:style style:name="pr7" style:family="presentation" style:parent-style-name="bluesquares-outline1">
      <style:graphic-properties draw:fill-color="#ffffff" draw:auto-grow-height="true" fo:min-height="17.117cm"/>
    </style:style>
    <style:style style:name="pr8" style:family="presentation" style:parent-style-name="bluesquares-title">
      <style:graphic-properties draw:fill-color="#ffffff" fo:min-height="3.507cm"/>
    </style:style>
    <style:style style:name="pr9" style:family="presentation" style:parent-style-name="bluesquares-outline1">
      <style:graphic-properties draw:fill-color="#ffffff" fo:min-height="13.86cm"/>
    </style:style>
    <style:style style:name="P1" style:family="paragraph">
      <style:paragraph-properties fo:margin-left="0cm" fo:margin-right="0cm" fo:text-indent="0cm"/>
      <style:text-properties fo:font-family="Helmet" style:font-family-generic="modern" style:font-pitch="variable" fo:font-size="24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text-align="center"/>
    </style:style>
    <style:style style:name="P9" style:family="paragraph">
      <style:paragraph-properties fo:margin-left="1.2cm" fo:margin-right="0cm" text:enable-numbering="false" fo:text-indent="-0.9cm"/>
    </style:style>
    <style:style style:name="P10" style:family="paragraph">
      <style:paragraph-properties fo:margin-left="2.4cm" fo:margin-right="0cm" text:enable-numbering="false" fo:text-indent="-0.8cm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margin-left="1.2cm" fo:margin-right="0cm" text:enable-numbering="true" fo:text-indent="-0.9cm"/>
    </style:style>
    <style:style style:name="P13" style:family="paragraph">
      <style:paragraph-properties fo:margin-left="3.6cm" fo:margin-right="0cm" text:enable-numbering="false" fo:text-indent="-0.6cm"/>
    </style:style>
    <style:style style:name="P14" style:family="paragraph">
      <style:paragraph-properties fo:margin-left="1.2cm" fo:margin-right="0cm" text:enable-numbering="false" fo:text-indent="-0.9cm"/>
      <style:text-properties fo:font-size="12pt"/>
    </style:style>
    <style:style style:name="P15" style:family="paragraph">
      <style:paragraph-properties fo:margin-left="4.8cm" fo:margin-right="0cm" fo:text-indent="-0.6cm"/>
    </style:style>
    <style:style style:name="T1" style:family="text">
      <style:text-properties fo:font-size="20pt" fo:font-weight="normal"/>
    </style:style>
    <style:style style:name="T2" style:family="text">
      <style:text-properties fo:font-size="40pt"/>
    </style:style>
    <style:style style:name="T3" style:family="text">
      <style:text-properties fo:font-size="28pt"/>
    </style:style>
    <style:style style:name="T4" style:family="text">
      <style:text-properties fo:font-style="italic"/>
    </style:style>
    <style:style style:name="T5" style:family="text">
      <style:text-properties fo:font-size="32pt"/>
    </style:style>
    <style:style style:name="T6" style:family="text">
      <style:text-properties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squares" presentation:presentation-page-layout-name="AL1T0">
        <draw:frame draw:style-name="gr1" draw:text-style-name="P1" draw:layer="layout" svg:width="20.228cm" svg:height="0.987cm" svg:x="4.11cm" svg:y="5.681cm">
          <draw:text-box>
            <text:p text:style-name="P2"/>
          </draw:text-box>
        </draw:frame>
        <draw:frame presentation:style-name="pr1" draw:text-style-name="P2" draw:layer="layout" svg:width="25.199cm" svg:height="3.507cm" svg:x="1.4cm" svg:y="0.837cm" presentation:class="title">
          <draw:text-box>
            <text:p text:style-name="P2">CMSC 128</text:p>
          </draw:text-box>
        </draw:frame>
        <draw:frame presentation:style-name="pr2" draw:text-style-name="P3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3">Introduction to Software Engineering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Second Semester AY 2007-2008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1">jachermocilla@uplb.edu.p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" presentation:class="page"/>
          <draw:frame presentation:style-name="pr3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oftware Testing</text:p>
          </draw:text-box>
        </draw:frame>
        <draw:frame presentation:style-name="pr4" draw:text-style-name="P5" draw:layer="layout" svg:width="25.199cm" svg:height="14.501cm" svg:x="1.4cm" svg:y="4.914cm" presentation:class="outline" presentation:user-transformed="true">
          <draw:text-box>
            <text:list text:style-name="L2">
              <text:list-item>
                <text:p text:id="id40" text:style-name="P5">Engineer creates a series of test cases that are intended to demolish the software that has been built-an anomaly?</text:p>
              </text:list-item>
            </text:list>
            <text:list text:style-name="L2">
              <text:list-item>
                <text:p text:id="id41" text:style-name="P5">Requires that the developer discards preconceived notion of the correctness of software just developed and overcome a conflict of interest <text:s/>that occurs when errors are uncovered</text:p>
              </text:list-item>
            </text:list>
            <text:list text:style-name="L2">
              <text:list-item>
                <text:p text:id="id42" text:style-name="P5">Is testing destructive?Does it instill guilt?</text:p>
              </text:list-item>
            </text:list>
            <text:list text:style-name="L2">
              <text:list-item>
                <text:list>
                  <text:list-item>
                    <text:p text:id="id43" text:style-name="P6">NO!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" draw:style-name="dp1" draw:master-page-name="bluesquares" presentation:presentation-page-layout-name="AL2T1">
        <draw:frame presentation:style-name="pr1" draw:text-style-name="P2" draw:layer="layout" svg:width="25.199cm" svg:height="3.507cm" svg:x="1.471cm" svg:y="0.938cm" presentation:class="title" presentation:user-transformed="true">
          <draw:text-box>
            <text:p text:style-name="P2">Testing Objective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44" text:style-name="P5">Testing is the process of executing a program with the intent of finding an error</text:p>
              </text:list-item>
            </text:list>
            <text:list text:style-name="L2">
              <text:list-item>
                <text:p text:id="id45" text:style-name="P5">A good test case is one that has a high probability of finding an as-yet undiscovered error</text:p>
              </text:list-item>
            </text:list>
            <text:list text:style-name="L2">
              <text:list-item>
                <text:p text:id="id46" text:style-name="P5">A successful test is one that uncovers an as-yet undiscovered error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Testing...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47" text:style-name="P5">There is a common belief that testing is one which no errors are found...but testing...</text:p>
              </text:list-item>
            </text:list>
            <text:list text:style-name="L2">
              <text:list-item>
                <text:p text:id="id48" text:style-name="P5"><text:span text:style-name="T2">...cannot show the absence of defects, it can only show that software errors are present.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4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Testing Principle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49" text:style-name="P5">All tests should be traceable to customer requirements</text:p>
              </text:list-item>
            </text:list>
            <text:list text:style-name="L2">
              <text:list-item>
                <text:p text:id="id50" text:style-name="P5">Test should be planned long before testing begins, before any code is written</text:p>
              </text:list-item>
            </text:list>
            <text:list text:style-name="L2">
              <text:list-item>
                <text:p text:id="id51" text:style-name="P5">Pareto principle applies to testing</text:p>
              </text:list-item>
            </text:list>
            <text:list text:style-name="L2">
              <text:list-item>
                <text:list>
                  <text:list-item>
                    <text:p text:id="id52" text:style-name="P6">80% of uncovered errors will be traceable to 20% of all program modules</text:p>
                  </text:list-item>
                </text:list>
              </text:list-item>
            </text:list>
            <text:list text:style-name="L2">
              <text:list-item>
                <text:p text:id="id53" text:style-name="P5">Should begin in the small and progress towards in the larg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5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Testing Principle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54" text:style-name="P5">Exhaustive testing is not possible</text:p>
              </text:list-item>
            </text:list>
            <text:list text:style-name="L2">
              <text:list-item>
                <text:p text:id="id55" text:style-name="P5">To be most effective, testing should be done by an independent third part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6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7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Testability</text:p>
          </draw:text-box>
        </draw:frame>
        <draw:frame presentation:style-name="pr4" draw:text-style-name="P5" draw:layer="layout" svg:width="25.199cm" svg:height="13.998cm" svg:x="1.4cm" svg:y="4.914cm" presentation:class="outline" presentation:user-transformed="true">
          <draw:text-box>
            <text:list text:style-name="L2">
              <text:list-item>
                <text:p text:id="id56" text:style-name="P5">How easily can a computer program be tested?</text:p>
              </text:list-item>
            </text:list>
            <text:list text:style-name="L2">
              <text:list-item>
                <text:list>
                  <text:list-item>
                    <text:p text:id="id57" text:style-name="P6">Design and implement programs that are testable</text:p>
                  </text:list-item>
                </text:list>
              </text:list-item>
            </text:list>
            <text:list text:style-name="L2">
              <text:list-item>
                <text:p text:id="id58" text:style-name="P5">Checklist for testable software</text:p>
              </text:list-item>
            </text:list>
            <text:list text:style-name="L2">
              <text:list-item>
                <text:list>
                  <text:list-item>
                    <text:p text:id="id59" text:style-name="P6">Operabil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60" text:style-name="P7">The better it works, the more efficiently it can be teste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1" text:style-name="P6">Observabil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62" text:style-name="P7">What you see is what you test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7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8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Testability</text:p>
          </draw:text-box>
        </draw:frame>
        <draw:frame presentation:style-name="pr4" draw:text-style-name="P5" draw:layer="layout" svg:width="25.199cm" svg:height="13.961cm" svg:x="1.4cm" svg:y="4.914cm" presentation:class="outline" presentation:user-transformed="true">
          <draw:text-box>
            <text:list text:style-name="L2">
              <text:list-item>
                <text:p text:id="id63" text:style-name="P5">Checklist for testable software</text:p>
              </text:list-item>
            </text:list>
            <text:list text:style-name="L2">
              <text:list-item>
                <text:list>
                  <text:list-item>
                    <text:p text:id="id64" text:style-name="P6">Controllabil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65" text:style-name="P7">The better we can control the software, the more the testing can be automated and optimize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6" text:style-name="P6">Decomposabil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67" text:style-name="P7">By controlling the scope of testing, we can more quickly isolate problems and perform smart retesting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8" text:style-name="P6">Simplic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69" text:style-name="P7">The less there is to test, the more quickly we can test it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8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9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Testability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70" text:style-name="P5">Checklist for testable software</text:p>
              </text:list-item>
            </text:list>
            <text:list text:style-name="L2">
              <text:list-item>
                <text:list>
                  <text:list-item>
                    <text:p text:id="id71" text:style-name="P6">Stabil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72" text:style-name="P7">The fewer the changes, the fewer the disruptions to testing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3" text:style-name="P6">Understandabil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74" text:style-name="P7">The more information we have, the smarter we will test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9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0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Good Test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75" text:style-name="P5">Has a high probability of finding an error</text:p>
              </text:list-item>
            </text:list>
            <text:list text:style-name="L2">
              <text:list-item>
                <text:list>
                  <text:list-item>
                    <text:p text:id="id76" text:style-name="P6">Testers must develop a mental picture of how the software might fail</text:p>
                  </text:list-item>
                </text:list>
              </text:list-item>
            </text:list>
            <text:list text:style-name="L2">
              <text:list-item>
                <text:p text:id="id77" text:style-name="P5">A good test is not redundant</text:p>
              </text:list-item>
            </text:list>
            <text:list text:style-name="L2">
              <text:list-item>
                <text:list>
                  <text:list-item>
                    <text:p text:id="id78" text:style-name="P6">Testing time and resources are limit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9" text:style-name="P6">Tests should have different purposes</text:p>
                  </text:list-item>
                </text:list>
              </text:list-item>
            </text:list>
            <text:list text:style-name="L2">
              <text:list-item>
                <text:p text:id="id80" text:style-name="P5">Should be “best of breed”</text:p>
              </text:list-item>
            </text:list>
            <text:list text:style-name="L2">
              <text:list-item>
                <text:list>
                  <text:list-item>
                    <text:p text:id="id81" text:style-name="P6">Use tests that will most likely uncover an erro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0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1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Good Test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82" text:style-name="P5">Neither too simple nor too complex</text:p>
              </text:list-item>
            </text:list>
            <text:list text:style-name="L2">
              <text:list-item>
                <text:list>
                  <text:list-item>
                    <text:p text:id="id83" text:style-name="P6">Possible to combine a series of tests into a single test cas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4" text:style-name="P6">In general, each test should be executed separately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1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2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Test Case Design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85" text:style-name="P5">Black-box testing</text:p>
              </text:list-item>
            </text:list>
            <text:list text:style-name="L2">
              <text:list-item>
                <text:list>
                  <text:list-item>
                    <text:p text:id="id86" text:style-name="P6">Knowing the special function that a product has been designed to perform, test can be conducted that demonstrate each function is fully operational</text:p>
                  </text:list-item>
                </text:list>
              </text:list-item>
            </text:list>
            <text:list text:style-name="L2">
              <text:list-item>
                <text:p text:id="id87" text:style-name="P5">White-box testing</text:p>
              </text:list-item>
            </text:list>
            <text:list text:style-name="L2">
              <text:list-item>
                <text:list>
                  <text:list-item>
                    <text:p text:id="id88" text:style-name="P6">Knowing the internal workings of a product, tests can be conducted to ensure that internal operations performs according to specificatio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2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3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White-box Testing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89" text:style-name="P5">Also called glass-box testing</text:p>
              </text:list-item>
            </text:list>
            <text:list text:style-name="L2">
              <text:list-item>
                <text:list>
                  <text:list-item>
                    <text:p text:id="id90" text:style-name="P6">Uses control structure of the procedural design to derive test cases</text:p>
                  </text:list-item>
                </text:list>
              </text:list-item>
            </text:list>
            <text:list text:style-name="L2">
              <text:list-item>
                <text:p text:id="id91" text:style-name="P5">Characteristics of test cases derived using WBT</text:p>
              </text:list-item>
            </text:list>
            <text:list text:style-name="L2">
              <text:list-item>
                <text:list>
                  <text:list-item>
                    <text:p text:id="id92" text:style-name="P6"><text:span text:style-name="T3">Guarantee that all independent paths within a module have been exercised at least onc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3" text:style-name="P6"><text:span text:style-name="T3">Exercise all logical decisions on their true and false side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3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4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White-box Testing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Characteristics of test cases derived using WBT</text:p>
              </text:list-item>
            </text:list>
            <text:list text:style-name="L2">
              <text:list-item>
                <text:list>
                  <text:list-item>
                    <text:p text:id="id94" text:style-name="P6"><text:span text:style-name="T3">Execute all loops at their boundaries and within their operational bound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5" text:style-name="P6"><text:span text:style-name="T3">Exercise internal data structures to assure their validity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4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5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White-box Testing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96" text:style-name="P5"><text:span text:style-name="T3">Why spend time and on WBT?Why not focus just on BBT?Answer lies in the nature of defects</text:span></text:p>
              </text:list-item>
            </text:list>
            <text:list text:style-name="L2">
              <text:list-item>
                <text:list>
                  <text:list-item>
                    <text:p text:id="id97" text:style-name="P6"><text:span text:style-name="T3">Logic errors and assumptions are inversely proportional to the probability that a program path will be execute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8" text:style-name="P6"><text:span text:style-name="T3">We often believe that a logical path is not likely to be executed, when in fact, it may be executed on a regular basi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9" text:style-name="P6"><text:span text:style-name="T3">Typographical errors are random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5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6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Basis Path Testing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00" text:style-name="P5">Enables test designer to derive a logical complexity measure of a procedural design and use this measure as a guide for defining a <text:span text:style-name="T4">basis set</text:span> of execution paths</text:p>
              </text:list-item>
            </text:list>
            <text:list text:style-name="L2">
              <text:list-item>
                <text:p text:id="id101" text:style-name="P5">Test cases derived to execute the <text:span text:style-name="T4">basis set</text:span> are guaranteed to execute every statement in the program at least one time during testing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6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7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Flow Graph Notation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Sequence</text:p>
              </text:list-item>
            </text:list>
            <text:list text:style-name="L2">
              <text:list-item>
                <text:p text:style-name="P5">If</text:p>
              </text:list-item>
            </text:list>
            <text:list text:style-name="L2">
              <text:list-item>
                <text:p text:style-name="P5">While</text:p>
              </text:list-item>
            </text:list>
            <text:list text:style-name="L2">
              <text:list-item>
                <text:p text:style-name="P5">Until</text:p>
              </text:list-item>
            </text:list>
            <text:list text:style-name="L2">
              <text:list-item>
                <text:p text:style-name="P5">Case</text:p>
              </text:list-item>
            </text:list>
          </draw:text-box>
        </draw:frame>
        <draw:custom-shape draw:style-name="gr3" draw:text-style-name="P8" draw:id="id1" draw:layer="layout" svg:width="1.27cm" svg:height="1.27cm" svg:x="13.335cm" svg:y="4.44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2" draw:layer="layout" svg:width="1.27cm" svg:height="1.27cm" svg:x="15.875cm" svg:y="4.44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3" draw:layer="layout" svg:width="1.27cm" svg:height="1.27cm" svg:x="12.7cm" svg:y="6.98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4" draw:layer="layout" svg:width="1.27cm" svg:height="1.27cm" svg:x="13.97cm" svg:y="8.89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5" draw:layer="layout" svg:width="1.27cm" svg:height="1.27cm" svg:x="11.43cm" svg:y="8.89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6" draw:layer="layout" svg:width="1.27cm" svg:height="1.27cm" svg:x="12.7cm" svg:y="10.79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8" draw:layer="layout" svg:width="1.27cm" svg:height="1.27cm" svg:x="8.89cm" svg:y="14.60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7" draw:layer="layout" svg:width="1.27cm" svg:height="1.27cm" svg:x="11.43cm" svg:y="14.60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9" draw:layer="layout" svg:width="1.27cm" svg:height="1.27cm" svg:x="13.97cm" svg:y="14.60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11" draw:layer="layout" svg:width="1.27cm" svg:height="1.27cm" svg:x="18.415cm" svg:y="16.51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10" draw:layer="layout" svg:width="1.27cm" svg:height="1.27cm" svg:x="20.955cm" svg:y="16.51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12" draw:layer="layout" svg:width="1.27cm" svg:height="1.27cm" svg:x="23.495cm" svg:y="16.51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14" draw:layer="layout" svg:width="1.27cm" svg:height="1.27cm" svg:x="20.955cm" svg:y="6.3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13" draw:layer="layout" svg:width="1.27cm" svg:height="1.27cm" svg:x="18.415cm" svg:y="10.79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17" draw:layer="layout" svg:width="1.27cm" svg:height="1.27cm" svg:x="23.495cm" svg:y="10.79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16" draw:layer="layout" svg:width="1.27cm" svg:height="1.27cm" svg:x="20.955cm" svg:y="12.7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15" draw:layer="layout" svg:width="1.27cm" svg:height="1.27cm" svg:x="20.955cm" svg:y="8.89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8" draw:layer="layout" svg:x1="14.605cm" svg:y1="5.079cm" svg:x2="15.875cm" svg:y2="5.079cm" draw:start-shape="id1" draw:start-glue-point="10" draw:end-shape="id2" draw:end-glue-point="6">
          <text:p text:style-name="P2"/>
        </draw:connector>
        <draw:connector draw:style-name="gr4" draw:text-style-name="P8" draw:layer="layout" draw:type="line" svg:x1="13.784cm" svg:y1="8.069cm" svg:x2="14.154cm" svg:y2="9.074cm" draw:start-shape="id3" draw:start-glue-point="9" draw:end-shape="id4" draw:end-glue-point="5">
          <text:p text:style-name="P2"/>
        </draw:connector>
        <draw:connector draw:style-name="gr4" draw:text-style-name="P8" draw:layer="layout" draw:type="line" svg:x1="12.064cm" svg:y1="8.89cm" svg:x2="12.884cm" svg:y2="8.069cm" draw:start-shape="id5" draw:start-glue-point="4" draw:end-shape="id3" draw:end-glue-point="7">
          <text:p text:style-name="P2"/>
        </draw:connector>
        <draw:connector draw:style-name="gr4" draw:text-style-name="P8" draw:layer="layout" draw:type="line" svg:x1="12.514cm" svg:y1="9.974cm" svg:x2="12.884cm" svg:y2="10.979cm" draw:start-shape="id5" draw:start-glue-point="9" draw:end-shape="id6" draw:end-glue-point="5">
          <text:p text:style-name="P2"/>
        </draw:connector>
        <draw:connector draw:style-name="gr4" draw:text-style-name="P8" draw:layer="layout" draw:type="line" svg:x1="13.784cm" svg:y1="10.979cm" svg:x2="14.154cm" svg:y2="9.974cm" draw:start-shape="id6" draw:start-glue-point="11" draw:end-shape="id4" draw:end-glue-point="7">
          <text:p text:style-name="P2"/>
        </draw:connector>
        <draw:connector draw:style-name="gr4" draw:text-style-name="P8" draw:layer="layout" draw:type="curve" svg:x1="12.064cm" svg:y1="14.605cm" svg:x2="9.524cm" svg:y2="14.605cm" draw:start-shape="id7" draw:start-glue-point="4" draw:end-shape="id8" draw:end-glue-point="4">
          <text:p text:style-name="P2"/>
        </draw:connector>
        <draw:connector draw:style-name="gr4" draw:text-style-name="P8" draw:layer="layout" draw:type="curve" svg:x1="9.524cm" svg:y1="15.875cm" svg:x2="14.604cm" svg:y2="15.875cm" draw:start-shape="id8" draw:start-glue-point="8" draw:end-shape="id9" draw:end-glue-point="8">
          <text:p text:style-name="P2"/>
        </draw:connector>
        <draw:connector draw:style-name="gr4" draw:text-style-name="P8" draw:layer="layout" draw:type="line" svg:x1="10.16cm" svg:y1="15.239cm" svg:x2="11.43cm" svg:y2="15.239cm" draw:start-shape="id8" draw:start-glue-point="10" draw:end-shape="id7" draw:end-glue-point="6">
          <text:p text:style-name="P2"/>
        </draw:connector>
        <draw:connector draw:style-name="gr4" draw:text-style-name="P8" draw:layer="layout" draw:type="curve" svg:x1="21.589cm" svg:y1="16.51cm" svg:x2="19.049cm" svg:y2="16.51cm" draw:start-shape="id10" draw:start-glue-point="4" draw:end-shape="id11" draw:end-glue-point="4">
          <text:p text:style-name="P2"/>
        </draw:connector>
        <draw:connector draw:style-name="gr4" draw:text-style-name="P8" draw:layer="layout" draw:type="line" svg:x1="19.685cm" svg:y1="17.144cm" svg:x2="20.955cm" svg:y2="17.144cm" draw:start-shape="id11" draw:start-glue-point="10" draw:end-shape="id10" draw:end-glue-point="6">
          <text:p text:style-name="P2"/>
        </draw:connector>
        <draw:connector draw:style-name="gr4" draw:text-style-name="P8" draw:layer="layout" draw:type="line" svg:x1="22.225cm" svg:y1="17.144cm" svg:x2="23.495cm" svg:y2="17.144cm" draw:start-shape="id10" draw:start-glue-point="10" draw:end-shape="id12" draw:end-glue-point="6">
          <text:p text:style-name="P2"/>
        </draw:connector>
        <draw:connector draw:style-name="gr4" draw:text-style-name="P8" draw:layer="layout" draw:type="line" svg:x1="19.049cm" svg:y1="10.795cm" svg:x2="21.139cm" svg:y2="7.434cm" draw:start-shape="id13" draw:start-glue-point="4" draw:end-shape="id14" draw:end-glue-point="7">
          <text:p text:style-name="P2"/>
        </draw:connector>
        <draw:connector draw:style-name="gr4" draw:text-style-name="P8" draw:layer="layout" draw:type="line" svg:x1="19.685cm" svg:y1="11.429cm" svg:x2="21.139cm" svg:y2="9.974cm" draw:start-shape="id13" draw:start-glue-point="10" draw:end-shape="id15" draw:end-glue-point="7">
          <text:p text:style-name="P2"/>
        </draw:connector>
        <draw:connector draw:style-name="gr4" draw:text-style-name="P8" draw:layer="layout" draw:type="line" svg:x1="19.499cm" svg:y1="11.879cm" svg:x2="21.139cm" svg:y2="12.884cm" draw:start-shape="id13" draw:start-glue-point="9" draw:end-shape="id16" draw:end-glue-point="5">
          <text:p text:style-name="P2"/>
        </draw:connector>
        <draw:connector draw:style-name="gr4" draw:text-style-name="P8" draw:layer="layout" draw:type="line" svg:x1="22.039cm" svg:y1="12.884cm" svg:x2="23.679cm" svg:y2="11.879cm" draw:start-shape="id16" draw:start-glue-point="11" draw:end-shape="id17" draw:end-glue-point="7">
          <text:p text:style-name="P2"/>
        </draw:connector>
        <draw:connector draw:style-name="gr4" draw:text-style-name="P8" draw:layer="layout" draw:type="line" svg:x1="22.039cm" svg:y1="7.434cm" svg:x2="24.129cm" svg:y2="10.795cm" draw:start-shape="id14" draw:start-glue-point="9" draw:end-shape="id17" draw:end-glue-point="4">
          <text:p text:style-name="P2"/>
        </draw:connector>
        <draw:connector draw:style-name="gr4" draw:text-style-name="P8" draw:layer="layout" draw:type="line" svg:x1="22.225cm" svg:y1="9.524cm" svg:x2="23.679cm" svg:y2="10.979cm" draw:start-shape="id15" draw:start-glue-point="10" draw:end-shape="id17" draw:end-glue-point="5">
          <text:p text:style-name="P2"/>
        </draw:connector>
        <presentation:notes draw:style-name="dp2">
          <draw:page-thumbnail draw:style-name="gr2" draw:layer="layout" svg:width="12.767cm" svg:height="9.575cm" svg:x="4.411cm" svg:y="2.794cm" draw:page-number="17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8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Flow Graph Notation</text:p>
          </draw:text-box>
        </draw:frame>
        <draw:frame presentation:style-name="pr4" draw:text-style-name="P9" draw:layer="layout" svg:width="25.199cm" svg:height="13.86cm" svg:x="1.4cm" svg:y="4.914cm" presentation:class="outline">
          <draw:text-box>
            <text:list text:style-name="L2">
              <text:list-item>
                <text:p text:style-name="P9"><text:span text:style-name="T5">IF a OR b THEN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5">procedure x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5">ELSE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5">procedure y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5">ENDIF</text:span></text:p>
              </text:list-item>
            </text:list>
            <text:list text:style-name="L2">
              <text:list-item>
                <text:p text:style-name="P9"/>
              </text:list-item>
            </text:list>
          </draw:text-box>
        </draw:frame>
        <draw:custom-shape draw:style-name="gr5" draw:text-style-name="P8" draw:id="id18" draw:layer="layout" svg:width="1.27cm" svg:height="1.27cm" svg:x="19.685cm" svg:y="6.35cm">
          <text:p text:style-name="P11">a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id="id19" draw:layer="layout" svg:width="1.27cm" svg:height="1.27cm" svg:x="16.51cm" svg:y="8.89cm">
          <text:p text:style-name="P11">b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id="id20" draw:layer="layout" svg:width="1.27cm" svg:height="1.27cm" svg:x="22.86cm" svg:y="8.89cm">
          <text:p text:style-name="P11">x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id="id21" draw:layer="layout" svg:width="1.27cm" svg:height="1.27cm" svg:x="19.05cm" svg:y="12.065cm">
          <text:p text:style-name="P11">x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23" draw:layer="layout" svg:width="1.27cm" svg:height="1.27cm" svg:x="16.51cm" svg:y="14.605cm">
          <text:p text:style-name="P2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5" draw:text-style-name="P8" draw:id="id22" draw:layer="layout" svg:width="1.27cm" svg:height="1.27cm" svg:x="13.97cm" svg:y="12.065cm">
          <text:p text:style-name="P11">y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onnector draw:style-name="gr4" draw:text-style-name="P8" draw:layer="layout" draw:type="line" svg:x1="20.337cm" svg:y1="5.188cm" svg:x2="20.319cm" svg:y2="6.35cm" draw:end-shape="id18" draw:end-glue-point="4">
          <text:p text:style-name="P2"/>
        </draw:connector>
        <draw:connector draw:style-name="gr4" draw:text-style-name="P8" draw:layer="layout" draw:type="line" svg:x1="19.869cm" svg:y1="7.434cm" svg:x2="17.594cm" svg:y2="9.074cm" draw:start-shape="id18" draw:start-glue-point="7" draw:end-shape="id19" draw:end-glue-point="11">
          <text:p text:style-name="P2"/>
        </draw:connector>
        <draw:connector draw:style-name="gr4" draw:text-style-name="P8" draw:layer="layout" draw:type="line" svg:x1="20.955cm" svg:y1="6.984cm" svg:x2="23.044cm" svg:y2="9.074cm" draw:start-shape="id18" draw:start-glue-point="10" draw:end-shape="id20" draw:end-glue-point="5">
          <text:p text:style-name="P2"/>
        </draw:connector>
        <draw:connector draw:style-name="gr4" draw:text-style-name="P8" draw:layer="layout" draw:type="line" svg:x1="17.594cm" svg:y1="9.974cm" svg:x2="19.234cm" svg:y2="12.249cm" draw:start-shape="id19" draw:start-glue-point="9" draw:end-shape="id21" draw:end-glue-point="5">
          <text:p text:style-name="P2"/>
        </draw:connector>
        <draw:connector draw:style-name="gr4" draw:text-style-name="P8" draw:layer="layout" draw:type="line" svg:x1="16.694cm" svg:y1="9.974cm" svg:x2="15.054cm" svg:y2="12.249cm" draw:start-shape="id19" draw:start-glue-point="7" draw:end-shape="id22" draw:end-glue-point="11">
          <text:p text:style-name="P2"/>
        </draw:connector>
        <draw:connector draw:style-name="gr4" draw:text-style-name="P8" draw:layer="layout" draw:type="line" svg:x1="15.054cm" svg:y1="13.149cm" svg:x2="16.694cm" svg:y2="14.789cm" draw:start-shape="id22" draw:start-glue-point="9" draw:end-shape="id23" draw:end-glue-point="5">
          <text:p text:style-name="P2"/>
        </draw:connector>
        <draw:connector draw:style-name="gr4" draw:text-style-name="P8" draw:layer="layout" draw:type="line" svg:x1="19.234cm" svg:y1="13.149cm" svg:x2="17.594cm" svg:y2="14.789cm" draw:start-shape="id21" draw:start-glue-point="7" draw:end-shape="id23" draw:end-glue-point="11">
          <text:p text:style-name="P2"/>
        </draw:connector>
        <draw:connector draw:style-name="gr4" draw:text-style-name="P8" draw:layer="layout" draw:type="curve" svg:x1="23.944cm" svg:y1="9.974cm" svg:x2="17.78cm" svg:y2="15.239cm" draw:start-shape="id20" draw:start-glue-point="9" draw:end-shape="id23" draw:end-glue-point="10">
          <text:p text:style-name="P2"/>
        </draw:connector>
        <draw:connector draw:style-name="gr4" draw:text-style-name="P8" draw:layer="layout" draw:type="line" svg:x1="17.144cm" svg:y1="15.875cm" svg:x2="17.12cm" svg:y2="17.38cm" draw:start-shape="id23" draw:start-glue-point="8">
          <text:p text:style-name="P2"/>
        </draw:connector>
        <presentation:notes draw:style-name="dp2">
          <draw:page-thumbnail draw:style-name="gr2" draw:layer="layout" svg:width="12.767cm" svg:height="9.575cm" svg:x="4.411cm" svg:y="2.794cm" draw:page-number="18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9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yclomatic Complexity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02" text:style-name="P5">Software metric that provides a quantitative measure of the logical complexity of a program</text:p>
              </text:list-item>
            </text:list>
            <text:list text:style-name="L2">
              <text:list-item>
                <text:p text:id="id103" text:style-name="P5">Independent path</text:p>
              </text:list-item>
            </text:list>
            <text:list text:style-name="L2">
              <text:list-item>
                <text:list>
                  <text:list-item>
                    <text:p text:id="id104" text:style-name="P6">A unique path from start to end</text:p>
                  </text:list-item>
                </text:list>
              </text:list-item>
            </text:list>
            <text:list text:style-name="L2">
              <text:list-item>
                <text:p text:id="id105" text:style-name="P5">Basis set</text:p>
              </text:list-item>
            </text:list>
            <text:list text:style-name="L2">
              <text:list-item>
                <text:list>
                  <text:list-item>
                    <text:p text:id="id106" text:style-name="P6">A set of independent path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9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0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Example</text:p>
          </draw:text-box>
        </draw:frame>
        <draw:custom-shape draw:style-name="gr5" draw:text-style-name="P8" draw:id="id24" draw:layer="layout" svg:width="1.27cm" svg:height="1.27cm" svg:x="12.7cm" svg:y="4.445cm">
          <text:p text:style-name="P11">1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id="id25" draw:layer="layout" svg:width="1.27cm" svg:height="1.27cm" svg:x="12.7cm" svg:y="6.35cm">
          <text:p text:style-name="P11">2,3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id="id27" draw:layer="layout" svg:width="1.27cm" svg:height="1.27cm" svg:x="16.51cm" svg:y="9.525cm">
          <text:p text:style-name="P11">4,5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5" draw:text-style-name="P8" draw:id="id26" draw:layer="layout" svg:width="1.27cm" svg:height="1.27cm" svg:x="8.255cm" svg:y="9.525cm">
          <text:p text:style-name="P11">6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id="id29" draw:layer="layout" svg:width="1.27cm" svg:height="1.27cm" svg:x="10.16cm" svg:y="12.065cm">
          <text:p text:style-name="P11">8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id="id28" draw:layer="layout" svg:width="1.27cm" svg:height="1.27cm" svg:x="6.35cm" svg:y="12.065cm">
          <text:p text:style-name="P11">7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id="id30" draw:layer="layout" svg:width="1.27cm" svg:height="1.27cm" svg:x="8.255cm" svg:y="13.97cm">
          <text:p text:style-name="P11">9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id="id31" draw:layer="layout" svg:width="1.27cm" svg:height="1.27cm" svg:x="12.752cm" svg:y="15.707cm">
          <text:p text:style-name="P11">10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id="id32" draw:layer="layout" svg:width="1.27cm" svg:height="1.27cm" svg:x="12.7cm" svg:y="18.415cm">
          <text:p text:style-name="P11">11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8" draw:layer="layout" draw:type="line" svg:x1="13.334cm" svg:y1="5.715cm" svg:x2="13.334cm" svg:y2="6.35cm" draw:start-shape="id24" draw:start-glue-point="8" draw:end-shape="id25" draw:end-glue-point="4">
          <text:p text:style-name="P2"/>
        </draw:connector>
        <draw:connector draw:style-name="gr4" draw:text-style-name="P8" draw:layer="layout" draw:type="line" svg:x1="12.884cm" svg:y1="7.434cm" svg:x2="9.339cm" svg:y2="9.709cm" draw:start-shape="id25" draw:start-glue-point="7" draw:end-shape="id26" draw:end-glue-point="11">
          <text:p text:style-name="P2"/>
        </draw:connector>
        <draw:connector draw:style-name="gr4" draw:text-style-name="P8" draw:layer="layout" draw:type="line" svg:x1="13.784cm" svg:y1="7.434cm" svg:x2="16.694cm" svg:y2="9.709cm" draw:start-shape="id25" draw:start-glue-point="9" draw:end-shape="id27" draw:end-glue-point="5">
          <text:p text:style-name="P2"/>
        </draw:connector>
        <draw:connector draw:style-name="gr4" draw:text-style-name="P8" draw:layer="layout" draw:type="line" svg:x1="8.439cm" svg:y1="10.609cm" svg:x2="7.434cm" svg:y2="12.249cm" draw:start-shape="id26" draw:start-glue-point="7" draw:end-shape="id28" draw:end-glue-point="11">
          <text:p text:style-name="P2"/>
        </draw:connector>
        <draw:connector draw:style-name="gr4" draw:text-style-name="P8" draw:layer="layout" draw:type="line" svg:x1="9.339cm" svg:y1="10.609cm" svg:x2="10.794cm" svg:y2="12.065cm" draw:start-shape="id26" draw:start-glue-point="9" draw:end-shape="id29" draw:end-glue-point="4">
          <text:p text:style-name="P2"/>
        </draw:connector>
        <draw:connector draw:style-name="gr4" draw:text-style-name="P8" draw:layer="layout" draw:type="line" svg:x1="7.434cm" svg:y1="13.149cm" svg:x2="8.439cm" svg:y2="14.154cm" draw:start-shape="id28" draw:start-glue-point="9" draw:end-shape="id30" draw:end-glue-point="5">
          <text:p text:style-name="P2"/>
        </draw:connector>
        <draw:connector draw:style-name="gr4" draw:text-style-name="P8" draw:layer="layout" draw:type="line" svg:x1="10.344cm" svg:y1="13.149cm" svg:x2="9.339cm" svg:y2="14.154cm" draw:start-shape="id29" draw:start-glue-point="7" draw:end-shape="id30" draw:end-glue-point="11">
          <text:p text:style-name="P2"/>
        </draw:connector>
        <draw:connector draw:style-name="gr4" draw:text-style-name="P8" draw:layer="layout" draw:type="line" svg:x1="9.339cm" svg:y1="15.054cm" svg:x2="12.752cm" svg:y2="16.341cm" draw:start-shape="id30" draw:start-glue-point="9" draw:end-shape="id31" draw:end-glue-point="6">
          <text:p text:style-name="P2"/>
        </draw:connector>
        <draw:connector draw:style-name="gr4" draw:text-style-name="P8" draw:layer="layout" draw:type="line" svg:x1="13.334cm" svg:y1="18.415cm" svg:x2="13.334cm" svg:y2="18.415cm" draw:start-shape="id32" draw:start-glue-point="4" draw:end-shape="id32" draw:end-glue-point="4">
          <text:p text:style-name="P2"/>
        </draw:connector>
        <draw:connector draw:style-name="gr4" draw:text-style-name="P8" draw:layer="layout" draw:type="line" svg:x1="17.144cm" svg:y1="10.795cm" svg:x2="14.022cm" svg:y2="16.341cm" draw:start-shape="id27" draw:start-glue-point="8" draw:end-shape="id31" draw:end-glue-point="10">
          <text:p text:style-name="P2"/>
        </draw:connector>
        <draw:connector draw:style-name="gr4" draw:text-style-name="P8" draw:layer="layout" draw:type="curve" draw:line-skew="-6.87cm" svg:x1="12.7cm" svg:y1="5.079cm" svg:x2="12.7cm" svg:y2="19.049cm" draw:start-shape="id24" draw:start-glue-point="6" draw:end-shape="id32" draw:end-glue-point="6">
          <text:p text:style-name="P2"/>
        </draw:connector>
        <draw:connector draw:style-name="gr4" draw:text-style-name="P8" draw:layer="layout" draw:type="curve" draw:line-skew="5.6cm" svg:x1="14.022cm" svg:y1="16.341cm" svg:x2="13.97cm" svg:y2="5.079cm" draw:start-shape="id31" draw:start-glue-point="10" draw:end-shape="id24" draw:end-glue-point="10">
          <text:p text:style-name="P2"/>
        </draw:connector>
        <presentation:notes draw:style-name="dp2">
          <draw:page-thumbnail draw:style-name="gr2" draw:layer="layout" svg:width="12.767cm" svg:height="9.575cm" svg:x="4.411cm" svg:y="2.794cm" draw:page-number="20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1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yclomatic Complexity</text:p>
          </draw:text-box>
        </draw:frame>
        <draw:frame presentation:style-name="pr4" draw:text-style-name="P5" draw:layer="layout" svg:width="25.199cm" svg:height="15.211cm" svg:x="1.4cm" svg:y="4.914cm" presentation:class="outline" presentation:user-transformed="true">
          <draw:text-box>
            <text:list text:style-name="L2">
              <text:list-item>
                <text:p text:style-name="P5">Independent paths</text:p>
              </text:list-item>
            </text:list>
            <text:list text:style-name="L2">
              <text:list-item>
                <text:list>
                  <text:list-item>
                    <text:p text:style-name="P6">Path 1: 1-11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Path 2: 1-2-3-4-5-10-1-11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Path 3: 1-2-3-6-8-9-10-1-11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Path 4: 1-2-3-6-7-9-10-1-11</text:p>
                  </text:list-item>
                </text:list>
              </text:list-item>
            </text:list>
            <text:list text:style-name="L2">
              <text:list-item>
                <text:p text:style-name="P5">Cyclomatic Complexity</text:p>
              </text:list-item>
            </text:list>
            <text:list text:style-name="L2">
              <text:list-item>
                <text:list>
                  <text:list-item>
                    <text:p text:style-name="P6">Cardinality of basis se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V(G) = E – N + 2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Upperbound on the number of tests that must be execu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1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2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Designing Test Cases</text:p>
          </draw:text-box>
        </draw:frame>
        <draw:frame presentation:style-name="pr6" draw:text-style-name="P12" draw:layer="layout" svg:width="25.199cm" svg:height="13.86cm" svg:x="1.4cm" svg:y="4.914cm" presentation:class="outline">
          <draw:text-box>
            <text:list text:style-name="L3">
              <text:list-item>
                <text:p text:id="id107" text:style-name="P12">Review procedural design</text:p>
              </text:list-item>
            </text:list>
            <text:list text:style-name="L3" text:continue-numbering="true">
              <text:list-item>
                <text:p text:id="id108" text:style-name="P12">Derive a flow graph</text:p>
              </text:list-item>
            </text:list>
            <text:list text:style-name="L3" text:continue-numbering="true">
              <text:list-item>
                <text:p text:id="id109" text:style-name="P12">Determine cyclomatic complexity</text:p>
              </text:list-item>
            </text:list>
            <text:list text:style-name="L3" text:continue-numbering="true">
              <text:list-item>
                <text:p text:id="id110" text:style-name="P12">Determine a basis set</text:p>
              </text:list-item>
            </text:list>
            <text:list text:style-name="L3" text:continue-numbering="true">
              <text:list-item>
                <text:p text:id="id111" text:style-name="P12">Prepare test cases that will force execution of each path in the basis se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2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3" draw:style-name="dp1" draw:master-page-name="bluesquares" presentation:presentation-page-layout-name="AL2T1">
        <draw:frame presentation:style-name="pr1" draw:text-style-name="P2" draw:layer="layout" svg:width="25.199cm" svg:height="3.507cm" svg:x="1.27cm" svg:y="0.938cm" presentation:class="title" presentation:user-transformed="true">
          <draw:text-box>
            <text:p text:style-name="P2">Example</text:p>
          </draw:text-box>
        </draw:frame>
        <draw:frame presentation:style-name="pr7" draw:text-style-name="P14" draw:layer="layout" svg:width="25.199cm" svg:height="17.117cm" svg:x="1.4cm" svg:y="3.81cm" presentation:class="outline" presentation:user-transformed="true">
          <draw:text-box>
            <text:list text:style-name="L2">
              <text:list-item>
                <text:p text:style-name="P9"><text:span text:style-name="T6">PROCEDURE search</text:span></text:p>
              </text:list-item>
            </text:list>
            <text:list text:style-name="L2">
              <text:list-item>
                <text:p text:style-name="P9"><text:span text:style-name="T6">INTERFACE RETURNS position</text:span></text:p>
              </text:list-item>
            </text:list>
            <text:list text:style-name="L2">
              <text:list-item>
                <text:p text:style-name="P9"><text:span text:style-name="T6">INTERFACE ACCEPTS data, key</text:span></text:p>
              </text:list-item>
            </text:list>
            <text:list text:style-name="L2">
              <text:list-item>
                <text:p text:style-name="P9"><text:span text:style-name="T6">TYPE data[1:5] IS SCALAR ARRAY;</text:span></text:p>
              </text:list-item>
            </text:list>
            <text:list text:style-name="L2">
              <text:list-item>
                <text:p text:style-name="P9"><text:span text:style-name="T6">TYPE position, key,i IS INTEGER;</text:span></text:p>
              </text:list-item>
            </text:list>
            <text:list text:style-name="L2">
              <text:list-item>
                <text:p text:style-name="P9"><text:span text:style-name="T6">i=1;</text:span></text:p>
              </text:list-item>
            </text:list>
            <text:list text:style-name="L2">
              <text:list-item>
                <text:p text:style-name="P9"><text:span text:style-name="T6">DO WHILE (i &lt;= 5)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IF (data[i] == key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3"><text:span text:style-name="T6">position = i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3"><text:span text:style-name="T6">RETURN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ENDIF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i = i + 1; 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6">ENDDO </text:span></text:p>
              </text:list-item>
            </text:list>
            <text:list text:style-name="L2">
              <text:list-item>
                <text:p text:style-name="P9"><text:span text:style-name="T6">position = 0</text:span></text:p>
              </text:list-item>
            </text:list>
            <text:list text:style-name="L2">
              <text:list-item>
                <text:p text:style-name="P9"><text:span text:style-name="T6">END search</text:span></text:p>
              </text:list-item>
            </text:list>
          </draw:text-box>
        </draw:frame>
        <draw:custom-shape draw:style-name="gr5" draw:text-style-name="P8" draw:layer="layout" svg:width="1.27cm" svg:height="1.27cm" svg:x="3.175cm" svg:y="8.89cm">
          <text:p text:style-name="P11">1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layer="layout" svg:width="1.27cm" svg:height="1.27cm" svg:x="7.62cm" svg:y="9.525cm">
          <text:p text:style-name="P11">2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layer="layout" svg:width="1.27cm" svg:height="1.27cm" svg:x="7.62cm" svg:y="10.795cm">
          <text:p text:style-name="P11">3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layer="layout" svg:width="1.27cm" svg:height="1.27cm" svg:x="7.62cm" svg:y="12.065cm">
          <text:p text:style-name="P11">4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layer="layout" svg:width="1.27cm" svg:height="1.27cm" svg:x="5.715cm" svg:y="14.605cm">
          <text:p text:style-name="P11">5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layer="layout" svg:width="1.27cm" svg:height="1.27cm" svg:x="5.715cm" svg:y="16.51cm">
          <text:p text:style-name="P11">6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layer="layout" svg:width="1.27cm" svg:height="1.27cm" svg:x="5.715cm" svg:y="17.78cm">
          <text:p text:style-name="P11">7</text:p>
          <draw:enhanced-geometry svg:viewBox="0 0 21600 21600" draw:glue-points="10800 0 3160 3160 0 10800 3160 18440 10800 21600 18440 18440 21600 10800 18440 3160" draw:text-areas="3200 3200 18400 18400" draw:type="ellipse"/>
        </draw:custom-shape>
        <presentation:notes draw:style-name="dp2">
          <draw:page-thumbnail draw:style-name="gr2" draw:layer="layout" svg:width="12.767cm" svg:height="9.575cm" svg:x="4.411cm" svg:y="2.794cm" draw:page-number="23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4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Example</text:p>
          </draw:text-box>
        </draw:frame>
        <draw:custom-shape draw:style-name="gr5" draw:text-style-name="P8" draw:id="id33" draw:layer="layout" svg:width="1.27cm" svg:height="1.27cm" svg:x="12.7cm" svg:y="5.08cm">
          <text:p text:style-name="P11">1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id="id34" draw:layer="layout" svg:width="1.27cm" svg:height="1.27cm" svg:x="12.7cm" svg:y="7.62cm">
          <text:p text:style-name="P11">2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8" draw:layer="layout" draw:type="line" svg:x1="13.334cm" svg:y1="6.35cm" svg:x2="13.334cm" svg:y2="7.62cm" draw:start-shape="id33" draw:start-glue-point="8" draw:end-shape="id34" draw:end-glue-point="4">
          <text:p text:style-name="P2"/>
        </draw:connector>
        <draw:custom-shape draw:style-name="gr5" draw:text-style-name="P8" draw:id="id35" draw:layer="layout" svg:width="1.27cm" svg:height="1.27cm" svg:x="12.7cm" svg:y="10.16cm">
          <text:p text:style-name="P11">3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11" draw:id="id36" draw:layer="layout" svg:width="1.27cm" svg:height="1.27cm" svg:x="10.16cm" svg:y="12.065cm">
          <text:p text:style-name="P11">4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onnector draw:style-name="gr4" draw:text-style-name="P8" draw:layer="layout" draw:type="line" svg:x1="13.334cm" svg:y1="8.89cm" svg:x2="13.334cm" svg:y2="10.16cm" draw:start-shape="id34" draw:start-glue-point="8" draw:end-shape="id35" draw:end-glue-point="4">
          <text:p text:style-name="P2"/>
        </draw:connector>
        <draw:connector draw:style-name="gr4" draw:text-style-name="P8" draw:layer="layout" draw:type="line" svg:x1="12.7cm" svg:y1="10.794cm" svg:x2="11.244cm" svg:y2="12.249cm" draw:start-shape="id35" draw:start-glue-point="6" draw:end-shape="id36" draw:end-glue-point="11">
          <text:p text:style-name="P2"/>
        </draw:connector>
        <draw:custom-shape draw:style-name="gr5" draw:text-style-name="P8" draw:id="id37" draw:layer="layout" svg:width="1.27cm" svg:height="1.27cm" svg:x="15.24cm" svg:y="12.065cm">
          <text:p text:style-name="P11">5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id="id38" draw:layer="layout" svg:width="1.27cm" svg:height="1.27cm" svg:x="13.97cm" svg:y="13.97cm">
          <text:p text:style-name="P11">6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8" draw:layer="layout" draw:type="line" svg:x1="15.874cm" svg:y1="13.335cm" svg:x2="15.054cm" svg:y2="14.154cm" draw:start-shape="id37" draw:start-glue-point="8" draw:end-shape="id38" draw:end-glue-point="11">
          <text:p text:style-name="P2"/>
        </draw:connector>
        <draw:connector draw:style-name="gr4" draw:text-style-name="P8" draw:layer="layout" draw:type="curve" svg:x1="16.51cm" svg:y1="12.699cm" svg:x2="13.97cm" svg:y2="8.254cm" draw:start-shape="id37" draw:start-glue-point="10" draw:end-shape="id34" draw:end-glue-point="10">
          <text:p text:style-name="P2"/>
        </draw:connector>
        <draw:connector draw:style-name="gr4" draw:text-style-name="P8" draw:layer="layout" draw:type="line" svg:x1="13.97cm" svg:y1="10.794cm" svg:x2="15.874cm" svg:y2="12.065cm" draw:start-shape="id35" draw:start-glue-point="10" draw:end-shape="id37" draw:end-glue-point="4">
          <text:p text:style-name="P2"/>
        </draw:connector>
        <draw:connector draw:style-name="gr4" draw:text-style-name="P8" draw:layer="layout" draw:type="line" svg:x1="10.794cm" svg:y1="13.335cm" svg:x2="12.249cm" svg:y2="16.059cm" draw:start-shape="id36" draw:start-glue-point="8" draw:end-shape="id39" draw:end-glue-point="5">
          <text:p text:style-name="P2"/>
        </draw:connector>
        <draw:custom-shape draw:style-name="gr5" draw:text-style-name="P8" draw:id="id39" draw:layer="layout" svg:width="1.27cm" svg:height="1.27cm" svg:x="12.065cm" svg:y="15.875cm">
          <text:p text:style-name="P11">7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8" draw:layer="layout" draw:type="line" svg:x1="14.154cm" svg:y1="15.054cm" svg:x2="13.149cm" svg:y2="16.059cm" draw:start-shape="id38" draw:start-glue-point="7" draw:end-shape="id39" draw:end-glue-point="11">
          <text:p text:style-name="P2"/>
        </draw:connector>
        <presentation:notes draw:style-name="dp2">
          <draw:page-thumbnail draw:style-name="gr2" draw:layer="layout" svg:width="12.767cm" svg:height="9.575cm" svg:x="4.411cm" svg:y="2.794cm" draw:page-number="24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5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Exampl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V(G) = 8 – 7 + 2 = 3</text:p>
              </text:list-item>
            </text:list>
            <text:list text:style-name="L2">
              <text:list-item>
                <text:p text:style-name="P5">Path 1: 1-2-3-4-7</text:p>
              </text:list-item>
            </text:list>
            <text:list text:style-name="L2">
              <text:list-item>
                <text:p text:style-name="P5">Path 2: 1-[2-3-5]*-2-3-4-7</text:p>
              </text:list-item>
            </text:list>
            <text:list text:style-name="L2">
              <text:list-item>
                <text:p text:style-name="P5">Path 3: 1-[2-3-5]*-6-7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5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6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Example</text:p>
          </draw:text-box>
        </draw:frame>
        <draw:frame presentation:style-name="pr4" draw:text-style-name="P5" draw:layer="layout" svg:width="25.199cm" svg:height="14.334cm" svg:x="1.4cm" svg:y="4.914cm" presentation:class="outline" presentation:user-transformed="true">
          <draw:text-box>
            <text:list text:style-name="L2">
              <text:list-item>
                <text:p text:style-name="P5">Path 1 Test Case</text:p>
              </text:list-item>
            </text:list>
            <text:list text:style-name="L2">
              <text:list-item>
                <text:list>
                  <text:list-item>
                    <text:p text:style-name="P6">data : [1,2,3,4,5], key: 1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expected: 1</text:p>
                  </text:list-item>
                </text:list>
              </text:list-item>
            </text:list>
            <text:list text:style-name="L2">
              <text:list-item>
                <text:p text:style-name="P5">Path 2 Test Case</text:p>
              </text:list-item>
            </text:list>
            <text:list text:style-name="L2">
              <text:list-item>
                <text:list>
                  <text:list-item>
                    <text:p text:style-name="P6">data : [1,2,3,4,5], key: 5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expected: 5</text:p>
                  </text:list-item>
                </text:list>
              </text:list-item>
            </text:list>
            <text:list text:style-name="L2">
              <text:list-item>
                <text:p text:style-name="P5">Path 3 Test Case</text:p>
              </text:list-item>
            </text:list>
            <text:list text:style-name="L2">
              <text:list-item>
                <text:list>
                  <text:list-item>
                    <text:p text:style-name="P6">data : [1,2,3,4,5], key: 6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expected: 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6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7" draw:style-name="dp1" draw:master-page-name="bluesquares" presentation:presentation-page-layout-name="AL2T1">
        <office:forms form:automatic-focus="false" form:apply-design-mode="false"/>
        <draw:frame presentation:style-name="pr8" draw:layer="layout" svg:width="25.199cm" svg:height="3.507cm" svg:x="1.4cm" svg:y="0.837cm" presentation:class="title">
          <draw:text-box>
            <text:p text:style-name="P2">Condition Testing</text:p>
          </draw:text-box>
        </draw:frame>
        <draw:frame presentation:style-name="pr9" draw:layer="layout" svg:width="25.199cm" svg:height="15.328cm" svg:x="1.4cm" svg:y="4.914cm" presentation:class="outline" presentation:user-transformed="true">
          <draw:text-box>
            <text:list text:style-name="L2">
              <text:list-item>
                <text:p text:style-name="P5">Tests the logical conditions contained in a program module</text:p>
              </text:list-item>
            </text:list>
            <text:list text:style-name="L2">
              <text:list-item>
                <text:p text:style-name="P5">Definitions</text:p>
              </text:list-item>
            </text:list>
            <text:list text:style-name="L2">
              <text:list-item>
                <text:list>
                  <text:list-item>
                    <text:p text:style-name="P6">simple condition : boolean variable, relational express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relational expression : E1(relational-operator)E2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relational operator : &lt;,&lt;=,==,!=,&gt;,&gt;=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compound condition : composed of two or more simple conditions, boolean operators, parenthesis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27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8" draw:style-name="dp1" draw:master-page-name="bluesquares" presentation:presentation-page-layout-name="AL2T1">
        <office:forms form:automatic-focus="false" form:apply-design-mode="false"/>
        <draw:frame presentation:style-name="pr8" draw:layer="layout" svg:width="25.199cm" svg:height="3.507cm" svg:x="1.4cm" svg:y="0.837cm" presentation:class="title">
          <draw:text-box>
            <text:p text:style-name="P2">Condition Testing</text:p>
          </draw:text-box>
        </draw:frame>
        <draw:frame presentation:style-name="pr9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Definitions</text:p>
              </text:list-item>
            </text:list>
            <text:list text:style-name="L2">
              <text:list-item>
                <text:list>
                  <text:list-item>
                    <text:p text:style-name="P6">boolean operators : OR (|), AND (&amp;&amp;), NOT(!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boolean expression : condition without relational express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components in a condi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boolean operator, boolean variable, pair of boolean parenthesis(surrounding a simple or compound condition), relational operator, or arithmetic express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28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9" draw:style-name="dp1" draw:master-page-name="bluesquares" presentation:presentation-page-layout-name="AL2T1">
        <office:forms form:automatic-focus="false" form:apply-design-mode="false"/>
        <draw:frame presentation:style-name="pr8" draw:layer="layout" svg:width="25.199cm" svg:height="3.507cm" svg:x="1.4cm" svg:y="0.837cm" presentation:class="title">
          <draw:text-box>
            <text:p text:style-name="P2">Condition Testing</text:p>
          </draw:text-box>
        </draw:frame>
        <draw:frame presentation:style-name="pr9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A condition is incorrect if at least one component of the condition is incorrect</text:p>
              </text:list-item>
            </text:list>
            <text:list text:style-name="L2">
              <text:list-item>
                <text:p text:style-name="P5">Types of error in a condition</text:p>
              </text:list-item>
            </text:list>
            <text:list text:style-name="L2">
              <text:list-item>
                <text:list>
                  <text:list-item>
                    <text:p text:style-name="P6">boolean operator erro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boolean variable erro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boolean parenthesis erro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relational operator erro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arithmetic expression erro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29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0" draw:style-name="dp1" draw:master-page-name="bluesquares" presentation:presentation-page-layout-name="AL2T1">
        <draw:frame presentation:style-name="pr8" draw:layer="layout" svg:width="25.199cm" svg:height="3.507cm" svg:x="1.4cm" svg:y="0.837cm" presentation:class="title">
          <draw:text-box>
            <text:p text:style-name="P2">Condition Testing</text:p>
          </draw:text-box>
        </draw:frame>
        <draw:frame presentation:style-name="pr9" draw:layer="layout" svg:width="25.199cm" svg:height="13.996cm" svg:x="1.4cm" svg:y="4.914cm" presentation:class="outline" presentation:user-transformed="true">
          <draw:text-box>
            <text:list text:style-name="L2">
              <text:list-item>
                <text:p text:style-name="P5">Testing strategies</text:p>
              </text:list-item>
            </text:list>
            <text:list text:style-name="L2">
              <text:list-item>
                <text:list>
                  <text:list-item>
                    <text:p text:style-name="P6">Branch Test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For a compound condition C, the true and false branches of C and every simple condition in C need to be executed at least onc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Domain Test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Given a relational expression: E1(relational-operator)E2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5">test for E1{&lt;,=,&gt;}E2, three test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Exhaustive testing for n boolean express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useful if n is small (2 to the n) combinations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30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1" draw:style-name="dp1" draw:master-page-name="bluesquares" presentation:presentation-page-layout-name="AL2T1">
        <office:forms form:automatic-focus="false" form:apply-design-mode="false"/>
        <draw:frame presentation:style-name="pr8" draw:layer="layout" svg:width="25.199cm" svg:height="3.507cm" svg:x="1.4cm" svg:y="0.837cm" presentation:class="title">
          <draw:text-box>
            <text:p text:style-name="P2">Data Flow Testing</text:p>
          </draw:text-box>
        </draw:frame>
        <draw:frame presentation:style-name="pr9" draw:layer="layout" svg:width="25.199cm" svg:height="15.268cm" svg:x="1.4cm" svg:y="4.914cm" presentation:class="outline" presentation:user-transformed="true">
          <draw:text-box>
            <text:list text:style-name="L2">
              <text:list-item>
                <text:p text:style-name="P5">Selects test paths of a program according to the location of the definitions and uses of variables in the program</text:p>
              </text:list-item>
            </text:list>
            <text:list text:style-name="L2">
              <text:list-item>
                <text:p text:style-name="P5">For a statement with S as statement number </text:p>
              </text:list-item>
            </text:list>
            <text:list text:style-name="L2">
              <text:list-item>
                <text:list>
                  <text:list-item>
                    <text:p text:style-name="P6">DEF(S) = { X | statement S contain a definition of X }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USE(S) = { X | statement S contain a use of X}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live(X,S,S') : there is a path from S to S' with no other definition of X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31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2" draw:style-name="dp1" draw:master-page-name="bluesquares" presentation:presentation-page-layout-name="AL2T1">
        <office:forms form:automatic-focus="false" form:apply-design-mode="false"/>
        <draw:frame presentation:style-name="pr8" draw:layer="layout" svg:width="25.199cm" svg:height="3.507cm" svg:x="1.4cm" svg:y="0.837cm" presentation:class="title">
          <draw:text-box>
            <text:p text:style-name="P2">Data Flow Testing</text:p>
          </draw:text-box>
        </draw:frame>
        <draw:frame presentation:style-name="pr9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For a statement with S as statement number </text:p>
              </text:list-item>
            </text:list>
            <text:list text:style-name="L2">
              <text:list-item>
                <text:list>
                  <text:list-item>
                    <text:p text:style-name="P6">Definition-Use chain (DU chain) of variable X is of the form [X, S, S']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X member of DEF(S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X member of USE(S'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live(X,S,S'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5">Data flow testing requires that every DU chain be covered at least onc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32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3" draw:style-name="dp1" draw:master-page-name="bluesquares" presentation:presentation-page-layout-name="AL2T1">
        <office:forms form:automatic-focus="false" form:apply-design-mode="false"/>
        <draw:frame presentation:style-name="pr8" draw:layer="layout" svg:width="25.199cm" svg:height="3.507cm" svg:x="1.4cm" svg:y="0.837cm" presentation:class="title">
          <draw:text-box>
            <text:p text:style-name="P2">Loop Testing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item>
                <text:p text:style-name="P5">Focuses on the validity of loop constructs</text:p>
              </text:list-item>
            </text:list>
            <text:list text:style-name="L2">
              <text:list-item>
                <text:p text:style-name="P5">Classes of loops</text:p>
              </text:list-item>
            </text:list>
            <text:list text:style-name="L2">
              <text:list-item>
                <text:list>
                  <text:list-item>
                    <text:p text:style-name="P6">simple loop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skip loop entirely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only one pass through the loop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two passes through the loop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m passes through the loop where m &lt; n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n-1, n, n + 1 passes through the loop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33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4" draw:style-name="dp1" draw:master-page-name="bluesquares" presentation:presentation-page-layout-name="AL2T1">
        <office:forms form:automatic-focus="false" form:apply-design-mode="false"/>
        <draw:frame presentation:style-name="pr8" draw:layer="layout" svg:width="25.199cm" svg:height="3.507cm" svg:x="1.4cm" svg:y="0.837cm" presentation:class="title">
          <draw:text-box>
            <text:p text:style-name="P2">Loop Testing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item>
                <text:p text:style-name="P5">Classes of loops</text:p>
              </text:list-item>
            </text:list>
            <text:list text:style-name="L2">
              <text:list-item>
                <text:list>
                  <text:list-item>
                    <text:p text:style-name="P6">nested loop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Start at the innermost loop. Set all other loops to minimum valu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Work outwar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Continue until all loops have been teste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Concatenated loop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use approach for simple loop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Unstructured loop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redesign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34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5" draw:style-name="dp1" draw:master-page-name="bluesquares" presentation:presentation-page-layout-name="AL2T1">
        <office:forms form:automatic-focus="false" form:apply-design-mode="false"/>
        <draw:frame presentation:style-name="pr8" draw:layer="layout" svg:width="25.199cm" svg:height="3.507cm" svg:x="1.4cm" svg:y="0.837cm" presentation:class="title">
          <draw:text-box>
            <text:p text:style-name="P2">Black-Box Testing</text:p>
          </draw:text-box>
        </draw:frame>
        <draw:frame presentation:style-name="pr9" draw:layer="layout" svg:width="25.199cm" svg:height="15.251cm" svg:x="1.4cm" svg:y="4.914cm" presentation:class="outline" presentation:user-transformed="true">
          <draw:text-box>
            <text:list text:style-name="L2">
              <text:list-item>
                <text:p text:style-name="P5">Test the functional requirements</text:p>
              </text:list-item>
            </text:list>
            <text:list text:style-name="L2">
              <text:list-item>
                <text:p text:style-name="P5">Not an alternative to WBT</text:p>
              </text:list-item>
            </text:list>
            <text:list text:style-name="L2">
              <text:list-item>
                <text:p text:style-name="P5">Attempts to find errors on the following categories</text:p>
              </text:list-item>
            </text:list>
            <text:list text:style-name="L2">
              <text:list-item>
                <text:list>
                  <text:list-item>
                    <text:p text:style-name="P6">incorrect or missing func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interface erro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errors in data structures or external database acces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performance erro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initialization/termination error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35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6" draw:style-name="dp1" draw:master-page-name="bluesquares" presentation:presentation-page-layout-name="AL2T1">
        <office:forms form:automatic-focus="false" form:apply-design-mode="false"/>
        <draw:frame presentation:style-name="pr8" draw:layer="layout" svg:width="25.199cm" svg:height="3.507cm" svg:x="1.4cm" svg:y="0.837cm" presentation:class="title">
          <draw:text-box>
            <text:p text:style-name="P2">Black-Box Testing</text:p>
          </draw:text-box>
        </draw:frame>
        <draw:frame presentation:style-name="pr9" draw:layer="layout" svg:width="25.199cm" svg:height="14.811cm" svg:x="1.4cm" svg:y="4.914cm" presentation:class="outline" presentation:user-transformed="true">
          <draw:text-box>
            <text:list text:style-name="L2">
              <text:list-item>
                <text:p text:style-name="P5">Performed late in the testing process</text:p>
              </text:list-item>
            </text:list>
            <text:list text:style-name="L2">
              <text:list-item>
                <text:p text:style-name="P5">Focus on the information domain</text:p>
              </text:list-item>
            </text:list>
            <text:list text:style-name="L2">
              <text:list-item>
                <text:list>
                  <text:list-item>
                    <text:p text:style-name="P6">How is functional validity tested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What classes of input will make good test cases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Is the system sensitive to certain input valu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How are boundaries of a data class isolat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What data rates and data volume can the system tolerat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What effect will specific combination of data?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36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7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ummary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12" text:style-name="P5">Object-oriented design can be described using four layers: subsystem design,class and object design, message design, responsibilities design</text:p>
              </text:list-item>
            </text:list>
            <text:list text:style-name="L2">
              <text:list-item>
                <text:p text:id="id113" text:style-name="P5">OOD looks at two levels of abstractions: subsystem design and class/object design</text:p>
              </text:list-item>
            </text:list>
            <text:list text:style-name="L2">
              <text:list-item>
                <text:p text:id="id114" text:style-name="P5">OOD provides us with the means for breaking down the “partitions” between data and proces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7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8" draw:style-name="dp1" draw:master-page-name="bluesquares" presentation:presentation-page-layout-name="AL2T1">
        <draw:frame presentation:style-name="pr8" draw:text-style-name="P2" draw:layer="layout" svg:width="25.199cm" svg:height="3.507cm" svg:x="1.4cm" svg:y="0.837cm" presentation:class="title" presentation:user-transformed="true">
          <draw:text-box>
            <text:p text:style-name="P2">Referenc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Roger S. Pressman.Software Engineering: A Practitioner's Approach, 4th Ed.McGraw-Hill,1997. Chapter 16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38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pitch-asian="variable" style:font-size-asian="24pt" style:language-asian="en" style:country-asian="US" style:font-family-complex="Tahoma, Lucidasans, 'Lucida Sans', 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squares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erif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bluesquares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background" style:family="presentation">
      <style:graphic-properties draw:stroke="none" draw:fill="none"/>
    </style:style>
    <style:style style:name="bluesquares-backgroundobjects" style:family="presentation">
      <style:graphic-properties draw:shadow="hidden" draw:shadow-offset-x="0.3cm" draw:shadow-offset-y="0.3cm" draw:shadow-color="#808080"/>
    </style:style>
    <style:style style:name="bluesquares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bluesquares-outline1" style:family="presentation">
      <style:graphic-properties draw:stroke="none" draw:fill="none" text:animation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outline2" style:family="presentation" style:parent-style-name="bluesquares-outline1">
      <style:graphic-properties text:animation="none"/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squares-outline3" style:family="presentation" style:parent-style-name="bluesquar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squares-outline4" style:family="presentation" style:parent-style-name="bluesquar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squares-outline5" style:family="presentation" style:parent-style-name="bluesquar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squares-outline6" style:family="presentation" style:parent-style-name="bluesquar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squares-outline7" style:family="presentation" style:parent-style-name="bluesquar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squares-outline8" style:family="presentation" style:parent-style-name="bluesquar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squares-outline9" style:family="presentation" style:parent-style-name="bluesquar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87cm"/>
    </style:style>
    <style:style style:name="pr1" style:family="presentation" style:parent-style-name="bluesquares-backgroundobjects">
      <style:graphic-properties svg:stroke-width="0.1cm" svg:stroke-color="#263e6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pr2" style:family="presentation" style:parent-style-name="bluesquares-backgroundobjects">
      <style:graphic-properties svg:stroke-width="0.1cm" svg:stroke-color="#263e60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pr3" style:family="presentation" style:parent-style-name="bluesquares-outline1">
      <style:graphic-properties draw:fill-color="#ffffff" draw:auto-grow-height="fals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  <style:text-properties fo:font-family="Helmet" style:font-family-generic="modern" style:font-pitch="variable" fo:font-size="18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T1" style:family="text">
      <style:text-properties fo:font-family="Helmet" style:font-family-generic="modern" style:font-pitch="variable" fo:font-size="12pt"/>
    </style:style>
    <style:style style:name="T2" style:family="text">
      <style:text-properties style:text-position="super 58%" fo:font-family="Helmet" style:font-family-generic="modern" style:font-pitch="variable" fo:font-size="12pt"/>
    </style:style>
    <style:style style:name="T3" style:family="text">
      <style:text-properties fo:font-family="Helmet" style:font-family-generic="modern" style:font-pitch="variable"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066cm" svg:height="6.799cm" svg:x="3.15cm" svg:y="3.022cm"/>
      <draw:page-thumbnail draw:layer="backgroundobjects" svg:width="9.066cm" svg:height="6.799cm" svg:x="15.723cm" svg:y="3.022cm"/>
      <draw:page-thumbnail draw:layer="backgroundobjects" svg:width="9.066cm" svg:height="6.799cm" svg:x="3.15cm" svg:y="11.766cm"/>
      <draw:page-thumbnail draw:layer="backgroundobjects" svg:width="9.066cm" svg:height="6.799cm" svg:x="15.723cm" svg:y="11.766cm"/>
    </style:handout-master>
    <style:master-page style:name="bluesquares" style:page-layout-name="PM1" draw:style-name="dp1">
      <draw:line presentation:style-name="pr1" draw:text-style-name="P1" draw:layer="backgroundobjects" svg:x1="1.709cm" svg:y1="19.535cm" svg:x2="26.462cm" svg:y2="19.535cm">
        <text:p text:style-name="P2"/>
      </draw:line>
      <draw:line presentation:style-name="pr1" draw:text-style-name="P1" draw:layer="backgroundobjects" svg:x1="1.71cm" svg:y1="3.535cm" svg:x2="26.463cm" svg:y2="3.535cm">
        <text:p text:style-name="P2"/>
      </draw:line>
      <draw:frame draw:style-name="gr1" draw:text-style-name="P3" draw:layer="backgroundobjects" svg:width="7.158cm" svg:height="0.687cm" svg:x="1.709cm" svg:y="19.858cm">
        <draw:text-box>
          <text:p text:style-name="P2"><text:span text:style-name="T1">2</text:span><text:span text:style-name="T2">nd</text:span><text:span text:style-name="T1"> Sem 2007-2008 Lecture 15</text:span></text:p>
        </draw:text-box>
      </draw:frame>
      <draw:frame draw:style-name="gr1" draw:text-style-name="P4" draw:layer="backgroundobjects" svg:width="1.016cm" svg:height="0.738cm" svg:x="25.677cm" svg:y="19.766cm">
        <draw:text-box>
          <text:p text:style-name="P2"><text:span text:style-name="T3"><text:page-number>&lt;number&gt;</text:page-number></text:span></text:p>
        </draw:text-box>
      </draw:frame>
      <draw:rect presentation:style-name="pr2" draw:text-style-name="P1" draw:layer="backgroundobjects" svg:width="1.709cm" svg:height="1.709cm" svg:x="1.894cm" svg:y="1.293cm">
        <text:p text:style-name="P2"/>
      </draw:rect>
      <draw:rect presentation:style-name="pr2" draw:text-style-name="P1" draw:layer="backgroundobjects" svg:width="1.709cm" svg:height="1.709cm" svg:x="2.395cm" svg:y="0.794cm">
        <text:p text:style-name="P2"/>
      </draw:rect>
      <draw:rect presentation:style-name="pr2" draw:text-style-name="P1" draw:layer="backgroundobjects" svg:width="1.709cm" svg:height="1.709cm" svg:x="2.996cm" svg:y="1.595cm">
        <text:p text:style-name="P2"/>
      </draw:rect>
      <draw:frame presentation:style-name="bluesquares-title" draw:layer="backgroundobjects" svg:width="25.199cm" svg:height="3.506cm" svg:x="1.4cm" svg:y="0.837cm" presentation:class="title" presentation:placeholder="true">
        <draw:text-box/>
      </draw:frame>
      <draw:frame presentation:style-name="pr3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luesquares-title" draw:layer="backgroundobjects" svg:width="12.767cm" svg:height="9.575cm" svg:x="4.411cm" svg:y="2.794cm" presentation:class="page"/>
        <draw:frame presentation:style-name="bluesquares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11-18T14:17:59</meta:creation-date>
    <dc:date>2008-03-16T21:54:50</dc:date>
    <meta:print-date>2008-02-04T07:26:42</meta:print-date>
    <dc:language>en-US</dc:language>
    <meta:editing-cycles>3182</meta:editing-cycles>
    <meta:editing-duration>P3DT4H38M53S</meta:editing-duration>
    <meta:user-defined meta:name="Info 1"/>
    <meta:user-defined meta:name="Info 2"/>
    <meta:user-defined meta:name="Info 3"/>
    <meta:user-defined meta:name="Info 4"/>
    <meta:document-statistic meta:object-count="258"/>
  </office:meta>
</office:document-meta>
</file>